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cm" fo:min-width="5.21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3.94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3.627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4.58cm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1.973cm" fo:min-width="4.5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8.89cm" svg:x="11.477cm" svg:y="4.175cm">
          <text:p text:style-name="P1">1<text:span text:style-name="T1">st</text:span></text:p>
          <text:p text:style-name="P1"><text:span text:style-name="T1"/></text:p>
          <text:p text:style-name="P1"><text:span text:style-name="T1">Play the song aga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6.35cm" svg:x="5.127cm" svg:y="6.715cm">
          <text:p text:style-name="P1">2n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27cm" svg:height="3.81cm" svg:x="18.78cm" svg:y="9.255cm">
          <text:p text:style-name="P1">3r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2.223cm" svg:x="1.952cm" svg:y="16.557cm">
          <text:p text:style-name="P1">Return ho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2.223cm" svg:x="7.985cm" svg:y="16.557cm">
          <text:p text:style-name="P1">New Ga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2.223cm" svg:x="14.017cm" svg:y="16.557cm">
          <text:p text:style-name="P1">Archive my so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2.223cm" svg:x="19.732cm" svg:y="16.557cm">
          <text:p text:style-name="P1">Full ranking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5T18:28:58.913763595</meta:creation-date>
    <dc:date>2025-06-05T18:54:40.055835998</dc:date>
    <meta:editing-duration>PT15M19S</meta:editing-duration>
    <meta:editing-cycles>1</meta:editing-cycles>
    <meta:document-statistic meta:object-count="7"/>
    <meta:generator>LibreOffice/25.2.3.2$Linux_X86_64 LibreOffice_project/520$Build-2</meta:generator>
  </office:meta>
</office:document-meta>
</file>